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size="10.5pt" fo:font-style="italic" fo:background-color="#ffffff" style:font-size-asian="10.5pt" style:font-style-asian="italic" style:font-size-complex="10.5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size="9.5pt" fo:background-color="#ffffff" style:font-size-asian="9.5pt" style:font-size-complex="9.5pt"/>
    </style:style>
    <style:style style:name="P4" style:family="paragraph" style:parent-style-name="Standard">
      <style:text-properties fo:font-size="9.5pt" fo:font-style="italic" fo:background-color="#ffffff" style:font-size-asian="9.5pt" style:font-style-asian="italic" style:font-size-complex="9.5pt"/>
    </style:style>
    <style:style style:name="P5" style:family="paragraph" style:parent-style-name="Standard">
      <style:text-properties fo:font-size="9.5pt" fo:font-weight="bold" fo:background-color="#ffffff" style:font-size-asian="9.5pt" style:font-weight-asian="bold" style:font-size-complex="9.5pt"/>
    </style:style>
    <style:style style:name="P6" style:family="paragraph" style:parent-style-name="Standard">
      <style:text-properties style:font-name="Verdana" fo:font-size="10pt" style:font-name-asian="Verdana1" style:font-size-asian="10pt" style:font-name-complex="Verdana1" style:font-size-complex="10pt"/>
    </style:style>
    <style:style style:name="P7" style:family="paragraph" style:parent-style-name="Standard">
      <style:text-properties fo:font-style="italic" style:font-style-asian="italic"/>
    </style:style>
    <style:style style:name="P8" style:family="paragraph" style:parent-style-name="Standard">
      <style:text-properties fo:color="#6aa84f"/>
    </style:style>
    <style:style style:name="P9" style:family="paragraph" style:parent-style-name="Standard">
      <style:text-properties fo:color="#6aa84f" fo:font-weight="bold" style:font-weight-asian="bold"/>
    </style:style>
    <style:style style:name="P10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11">
      <style:paragraph-properties fo:margin-left="0.5in" fo:margin-right="0in" fo:margin-top="0.1252in" fo:margin-bottom="0.1252in" fo:line-height="100%" fo:text-indent="-0.25in" style:auto-text-indent="false" fo:background-color="#ffffff" fo:padding="0in" fo:border="0.0035in solid #00000a">
        <style:background-image/>
      </style:paragraph-properties>
    </style:style>
    <style:style style:name="P19" style:family="paragraph" style:parent-style-name="Standard" style:list-style-name="WWNum4" style:master-page-name="Standard">
      <style:paragraph-properties fo:margin-left="0.5in" fo:margin-right="0in" fo:text-indent="-0.25in" style:auto-text-indent="false" style:page-number="auto"/>
    </style:style>
    <style:style style:name="P20" style:family="paragraph" style:parent-style-name="Standard" style:list-style-name="WWNum4">
      <style:paragraph-properties fo:margin-left="1in" fo:margin-right="0in" fo:text-indent="-0.25in" style:auto-text-indent="false"/>
    </style:style>
    <style:style style:name="P21" style:family="paragraph" style:parent-style-name="Standard" style:list-style-name="WWNum3">
      <style:paragraph-properties fo:margin-left="1in" fo:margin-right="0in" fo:text-indent="-0.25in" style:auto-text-indent="false"/>
    </style:style>
    <style:style style:name="P22" style:family="paragraph" style:parent-style-name="Standard" style:list-style-name="WWNum9">
      <style:paragraph-properties fo:margin-left="1in" fo:margin-right="0in" fo:text-indent="-0.25in" style:auto-text-indent="false"/>
    </style:style>
    <style:style style:name="P23" style:family="paragraph" style:parent-style-name="Standard" style:list-style-name="WWNum11">
      <style:paragraph-properties fo:margin-left="1in" fo:margin-right="0in" fo:margin-top="0.1252in" fo:margin-bottom="0.1252in" fo:line-height="100%" fo:text-indent="-0.25in" style:auto-text-indent="false" fo:background-color="#ffffff" fo:padding="0in" fo:border="0.0035in solid #00000a">
        <style:background-image/>
      </style:paragraph-properties>
    </style:style>
    <style:style style:name="P24" style:family="paragraph" style:parent-style-name="Standard">
      <style:paragraph-properties fo:margin-left="0in" fo:margin-right="0in" fo:text-indent="0.5in" style:auto-text-indent="false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size="10.5pt" fo:background-color="#ffffff" style:font-size-asian="10.5pt" style:font-size-complex="10.5pt"/>
    </style:style>
    <style:style style:name="P26" style:family="paragraph" style:parent-style-name="Standard">
      <style:paragraph-properties fo:margin-left="0.5in" fo:margin-right="0in" fo:margin-top="0.1252in" fo:margin-bottom="0.1252in" fo:line-height="100%" fo:text-indent="0.5in" style:auto-text-indent="false" fo:background-color="#ffffff" fo:padding="0in" fo:border="0.0035in solid #00000a">
        <style:background-image/>
      </style:paragraph-properties>
    </style:style>
    <style:style style:name="P27" style:family="paragraph" style:parent-style-name="Standard">
      <style:paragraph-properties fo:margin-left="0.5in" fo:margin-right="0in" fo:margin-top="0.1252in" fo:margin-bottom="0.1252in" fo:line-height="100%" fo:text-indent="0in" style:auto-text-indent="false" fo:background-color="#ffffff" fo:padding="0in" fo:border="0.0035in solid #00000a">
        <style:background-image/>
      </style:paragraph-properties>
    </style:style>
    <style:style style:name="P28" style:family="paragraph" style:parent-style-name="Standard">
      <style:paragraph-properties fo:margin-left="0.5in" fo:margin-right="0in" fo:margin-top="0.1252in" fo:margin-bottom="0.1252in" fo:line-height="100%" fo:text-indent="0in" style:auto-text-indent="false" fo:background-color="#ffffff" fo:padding="0in" fo:border="0.0035in solid #00000a">
        <style:background-image/>
      </style:paragraph-properties>
      <style:text-properties fo:color="#222222" fo:font-size="9.5pt" fo:background-color="#ffffff" style:font-size-asian="9.5pt" style:font-size-complex="9.5pt"/>
    </style:style>
    <style:style style:name="P29" style:family="paragraph" style:parent-style-name="Standard" style:list-style-name="WWNum9">
      <style:paragraph-properties fo:margin-left="1.5in" fo:margin-right="0in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1155cc" fo:font-size="10.5pt" style:text-underline-style="solid" style:text-underline-width="auto" style:text-underline-color="font-color" fo:background-color="#ffffff" style:font-size-asian="10.5pt" style:font-size-complex="10.5pt"/>
    </style:style>
    <style:style style:name="T4" style:family="text">
      <style:text-properties fo:color="#1155cc" fo:font-size="9.5pt" style:text-underline-style="solid" style:text-underline-width="auto" style:text-underline-color="font-color" fo:background-color="#ffffff" style:font-size-asian="9.5pt" style:font-size-complex="9.5pt"/>
    </style:style>
    <style:style style:name="T5" style:family="text">
      <style:text-properties fo:color="#1155cc" style:font-name="Verdana" fo:font-size="10pt" style:text-underline-style="solid" style:text-underline-width="auto" style:text-underline-color="font-color" style:font-name-asian="Verdana1" style:font-size-asian="10pt" style:font-name-complex="Verdana1" style:font-size-complex="10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fo:color="#0000ff" style:text-underline-style="solid" style:text-underline-width="auto" style:text-underline-color="font-color"/>
    </style:style>
    <style:style style:name="T9" style:family="text">
      <style:text-properties fo:font-size="10.5pt" fo:background-color="#ffffff" style:font-size-asian="10.5pt" style:font-size-complex="10.5pt"/>
    </style:style>
    <style:style style:name="T10" style:family="text">
      <style:text-properties fo:font-size="10.5pt" fo:font-style="italic" fo:background-color="#ffffff" style:font-size-asian="10.5pt" style:font-style-asian="italic" style:font-size-complex="10.5pt"/>
    </style:style>
    <style:style style:name="T11" style:family="text">
      <style:text-properties fo:font-style="italic" style:font-style-asian="italic"/>
    </style:style>
    <style:style style:name="T12" style:family="text">
      <style:text-properties fo:color="#4b4f56" fo:font-size="10.5pt" fo:background-color="#ffffff" style:font-size-asian="10.5pt" style:font-size-complex="10.5pt"/>
    </style:style>
    <style:style style:name="T13" style:family="text">
      <style:text-properties fo:font-size="9.5pt" fo:background-color="#ffffff" style:font-size-asian="9.5pt" style:font-size-complex="9.5pt"/>
    </style:style>
    <style:style style:name="T14" style:family="text">
      <style:text-properties fo:font-size="9.5pt" fo:font-style="italic" fo:background-color="#ffffff" style:font-size-asian="9.5pt" style:font-style-asian="italic" style:font-size-complex="9.5pt"/>
    </style:style>
    <style:style style:name="T15" style:family="text">
      <style:text-properties fo:font-size="9.5pt" fo:font-weight="bold" fo:background-color="#ffffff" style:font-size-asian="9.5pt" style:font-weight-asian="bold" style:font-size-complex="9.5pt"/>
    </style:style>
    <style:style style:name="T16" style:family="text">
      <style:text-properties fo:font-size="9.5pt" style:text-underline-style="none" fo:background-color="#ffffff" style:font-size-asian="9.5pt" style:font-size-complex="9.5pt"/>
    </style:style>
    <style:style style:name="T17" style:family="text">
      <style:text-properties style:font-name="Arial Unicode MS" fo:font-size="9.5pt" fo:background-color="#ffffff" style:font-name-asian="Arial Unicode MS1" style:font-size-asian="9.5pt" style:font-name-complex="Arial Unicode MS1" style:font-size-complex="9.5pt"/>
    </style:style>
    <style:style style:name="T18" style:family="text">
      <style:text-properties fo:color="#ff00ff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color="#38761d"/>
    </style:style>
    <style:style style:name="T21" style:family="text">
      <style:text-properties fo:color="#38761d" fo:font-size="9.5pt" fo:background-color="#ffffff" style:font-size-asian="9.5pt" style:font-size-complex="9.5pt"/>
    </style:style>
    <style:style style:name="T22" style:family="text">
      <style:text-properties fo:color="#222222" fo:font-size="9.5pt" fo:background-color="#ffffff" style:font-size-asian="9.5pt" style:font-size-complex="9.5pt"/>
    </style:style>
    <style:style style:name="T23" style:family="text">
      <style:text-properties style:font-name="Verdana" fo:font-size="10pt" style:font-name-asian="Verdana1" style:font-size-asian="10pt" style:font-name-complex="Verdana1" style:font-size-complex="10pt"/>
    </style:style>
    <style:style style:name="T24" style:family="text">
      <style:text-properties style:font-name="Verdana" fo:font-size="10pt" style:text-underline-style="none" style:font-name-asian="Verdana1" style:font-size-asian="10pt" style:font-name-complex="Verdana1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105631323223396613" text:style-name="WWNum4">
        <text:list-item>
          <text:p text:style-name="P19"><text:span text:style-name="T1">SLIDESHOW:</text:span></text:p>
          <text:list>
            <text:list-item>
              <text:p text:style-name="P20"><text:a xlink:type="simple" xlink:href="https://drive.google.com/file/d/0By3v-x6bmr5dbjRtZHVjbTdEV0U/view?usp=sharing"><text:span text:style-name="T2">Images here</text:span></text:a> - Labeled as Homeslide 1,2,3</text:p>
            </text:list-item>
            <text:list-item>
              <text:p text:style-name="P20">Can you use <text:a xlink:type="simple" xlink:href="https://drive.google.com/file/d/0By3v-x6bmr5da2NydDJOWnZ0dVE/view?usp=sharing"><text:span text:style-name="T8">this instead</text:span></text:a>? <text:s/>I want to try a shiny gold foil look for “From Ordinary to Extraordinary” text. <text:s/>(note: <text:s/>Let me know if I need to make it larger?)</text:p>
            </text:list-item>
            <text:list-item>
              <text:p text:style-name="P20">Can you make the “From Ordinary to Extraordinary Text Larger?</text:p>
            </text:list-item>
            <text:list-item>
              <text:p text:style-name="P20">Remove small white text</text:p>
            </text:list-item>
          </text:list>
        </text:list-item>
      </text:list>
      <text:p text:style-name="Standard"/>
      <text:p text:style-name="Standard"><text:span text:style-name="T1">2 <text:s/>Monday Night Talks Button - <text:s/></text:span></text:p>
      <text:list xml:id="list1830286862548771096" text:style-name="WWNum7">
        <text:list-item>
          <text:p text:style-name="P10">Create a section on the ‘Request an Appointment’ page called ‘Monday Night Talks’ <text:s/>and have the ‘Monday Night Talks’ button on homepage link to that section</text:p>
        </text:list-item>
        <text:list-item>
          <text:p text:style-name="P10">Text for that section:</text:p>
        </text:list-item>
      </text:list>
      <text:p text:style-name="Standard"><text:span text:style-name="T10">Join us at The Shine Center on the first and third Mondays of the month to learn more about Network Care! This is a great opportunity to ask questions and receive a free hands-on session so you can experience a first hand understanding of this remarkable healing modality. Let us help you feel better and get more out of life!</text:span></text:p>
      <text:p text:style-name="P1"/>
      <text:p text:style-name="P24"><text:span text:style-name="T12">C. </text:span><text:a xlink:type="simple" xlink:href="https://www.dropbox.com/sh/khfi7nkhx4f3cdr/AAAFqZL6_5x-cgdut_FNfm0ea?dl=0&amp;preview=8A8A3068.jpg"><text:span text:style-name="T3">Photo</text:span></text:a><text:span text:style-name="T12"> </text:span><text:span text:style-name="T9">for that section</text:span></text:p>
      <text:p text:style-name="P25"/>
      <text:p text:style-name="P2"/>
      <text:p text:style-name="Standard"><text:span text:style-name="T1">3. <text:s/>How Network Care Works: </text:span><text:s/></text:p>
      <text:list xml:id="list563718814115163331" text:style-name="WWNum2">
        <text:list-item>
          <text:p text:style-name="P11"><text:s/>Center the header over the red line </text:p>
        </text:list-item>
        <text:list-item>
          <text:p text:style-name="P11">Change to: <text:s/>‘About Network Care’</text:p>
        </text:list-item>
        <text:list-item>
          <text:p text:style-name="P11">Place in this text:</text:p>
        </text:list-item>
      </text:list>
      <text:p text:style-name="Standard"><text:span text:style-name="T13"><text:line-break/></text:span><text:span text:style-name="T14">Network Care is a unique interface between personal health and personal growth </text:span></text:p>
      <text:p text:style-name="Standard"><text:span text:style-name="T14"><text:line-break/>Watch the Video to Learn More about how Network Care can support you in your next step to overall wellness and living a vibrant life.</text:span></text:p>
      <text:p text:style-name="P4"/>
      <text:p text:style-name="Standard"><text:span text:style-name="T17"><text:s text:c="4"/>d. <text:s/>‘About’ menu link → delete About page, and have the menu button bring us down to the video on the home page</text:span></text:p>
      <text:p text:style-name="P3"/>
      <text:p text:style-name="P5"/>
      <text:p text:style-name="Standard"><text:span text:style-name="T15">4. <text:s/>How Network Care can Support You:</text:span></text:p>
      <text:list xml:id="list2088966707986703113" text:style-name="WWNum3">
        <text:list-item>
          <text:p text:style-name="P12"><text:span text:style-name="T13">Remove text under header</text:span></text:p>
        </text:list-item>
        <text:list-item>
          <text:p text:style-name="P12"><text:span text:style-name="T13">4 sectons:</text:span></text:p>
          <text:list>
            <text:list-item>
              <text:p text:style-name="P21"><text:span text:style-name="T13">.Your quality of life is being adversely affected by the stress you are experiencing</text:span></text:p>
            </text:list-item>
            <text:list-item>
              <text:p text:style-name="P21"><text:span text:style-name="T13">Your body is experiencing pain and/or your emotional health is challenged.</text:span></text:p>
            </text:list-item>
            <text:list-item>
              <text:p text:style-name="P21"><text:span text:style-name="T13">You feel stuck or blocked in life and are ready for change</text:span></text:p>
            </text:list-item>
            <text:list-item>
              <text:p text:style-name="P21"><text:span text:style-name="T13">You are already doing great in life and want more access to maximize</text:span></text:p>
            </text:list-item>
          </text:list>
        </text:list-item>
      </text:list>
      <text:p text:style-name="Standard"/>
      <text:p text:style-name="Standard">5.. <text:s/>Testimonials: <text:s/></text:p>
      <text:list xml:id="list4106544621920198922" text:style-name="WWNum11">
        <text:list-item>
          <text:p text:style-name="P18"><text:s/>Create a separate menu item and page Called <text:s/>Testimonials</text:p>
        </text:list-item>
        <text:list-item>
          <text:p text:style-name="P18">Place these three videos on the page:</text:p>
          <text:list>
            <text:list-item>
              <text:p text:style-name="P23"><text:soft-page-break/><text:span text:style-name="T20">Header: <text:s/></text:span><text:span text:style-name="T22">Anna, courageous, "living more courageously, powerful, and authentic" <text:s/></text:span><text:a xlink:type="simple" xlink:href="https://youtu.be/hKcw4EXAxlg"><text:span text:style-name="T4">https://youtu.be/hKcw4EXAxlg</text:span></text:a></text:p>
            </text:list-item>
            <text:list-item>
              <text:p text:style-name="P23">Header: <text:s/><text:span text:style-name="T22">Linda, "from blocked to spaciousness and freedom"</text:span></text:p>
            </text:list-item>
          </text:list>
        </text:list-item>
      </text:list>
      <text:p text:style-name="P26"><text:a xlink:type="simple" xlink:href="https://youtu.be/WVjkAQuJKWI"><text:span text:style-name="T4">https://youtu.be/WVjkAQuJKWI</text:span></text:a></text:p>
      <text:p text:style-name="P27"><text:span text:style-name="T21">Iii. <text:s/>Header: <text:s/></text:span><text:span text:style-name="T22">Deb <text:s/>"from pain to ease, effortlessness, and excitement"</text:span></text:p>
      <text:p text:style-name="P27"><text:a xlink:type="simple" xlink:href="https://youtu.be/FRb6d5FMniU"><text:span text:style-name="T4">https://youtu.be/FRb6d5FMniU</text:span></text:a></text:p>
      <text:p text:style-name="P28"/>
      <text:p text:style-name="P27"><text:span text:style-name="T22">C. <text:s/>Under the 3 testimonials on the home page, Create a link that is centered, that says See More ---&gt; that links to the Testimonials page with the videos</text:span></text:p>
      <text:p text:style-name="P28"/>
      <text:p text:style-name="Standard">4. <text:s/>Meet the Docs - </text:p>
      <text:list xml:id="list315058340417053946" text:style-name="WWNum1">
        <text:list-item>
          <text:p text:style-name="P13">Can you center those photos with the header? <text:s/>They are still off a bit?</text:p>
        </text:list-item>
      </text:list>
      <text:p text:style-name="Standard"/>
      <text:p text:style-name="Standard">5. <text:s/>Shine Center Gallery:</text:p>
      <text:p text:style-name="Standard"/>
      <text:list xml:id="list2975067968582034489" text:style-name="WWNum5">
        <text:list-item>
          <text:p text:style-name="P14"><text:s/>Remove text</text:p>
        </text:list-item>
      </text:list>
      <text:p text:style-name="Standard"/>
      <text:p text:style-name="Standard">B. <text:s/>New photos <text:a xlink:type="simple" xlink:href="https://drive.google.com/file/d/0By3v-x6bmr5dbjRtZHVjbTdEV0U/view?usp=sharing"><text:span text:style-name="T2">here</text:span></text:a>. <text:s/>Start with 1.</text:p>
      <text:list xml:id="list6991161563551520399" text:style-name="WWNum8">
        <text:list-item>
          <text:p text:style-name="P15">Captions:</text:p>
        </text:list-item>
        <text:list-item>
          <text:p text:style-name="P15"><text:span text:style-name="T23">1. [PinkSweater] "Our technique uses only gentle touches to create lasting change"</text:span></text:p>
        </text:list-item>
        <text:list-item>
          <text:p text:style-name="P15"><text:span text:style-name="T23">2. [LizLMBHeart] "Transformation frees the heart and brings inner joy"</text:span></text:p>
        </text:list-item>
        <text:list-item>
          <text:p text:style-name="P15"><text:span text:style-name="T23">3.[JenTable] "After each session, the mind, body, and spirit integrate"</text:span></text:p>
        </text:list-item>
        <text:list-item>
          <text:p text:style-name="P15"><text:span text:style-name="T23">4. [Pray]: "Our workshops teach you how to use the wisdom of your inner resources to embody your most</text:span></text:p>
        </text:list-item>
        <text:list-item>
          <text:p text:style-name="P15"><text:span text:style-name="T23">awakened self"</text:span></text:p>
        </text:list-item>
        <text:list-item>
          <text:p text:style-name="P15"><text:span text:style-name="T23">5. (JohnBlissed] "When stress is released from the body, one's perception shifts"</text:span></text:p>
        </text:list-item>
        <text:list-item>
          <text:p text:style-name="P15"><text:span text:style-name="T23">6. [LMBLizHug] "Our community is energy rich!"</text:span></text:p>
        </text:list-item>
        <text:list-item>
          <text:p text:style-name="P15"><text:span text:style-name="T23">7. [AnnaLaughing] "Laughter is often a part of our healing process"</text:span></text:p>
        </text:list-item>
        <text:list-item>
          <text:p text:style-name="P15"><text:span text:style-name="T23">8. [LizJenContact] "Precise contacts along the spine bring energy and life into the body"</text:span></text:p>
        </text:list-item>
      </text:list>
      <text:p text:style-name="P6"/>
      <text:p text:style-name="Standard"><text:span text:style-name="T23">6. <text:s/>Remove Services Section completely. <text:s/>Delete Services Page and Menu link.</text:span></text:p>
      <text:p text:style-name="P6"/>
      <text:p text:style-name="Standard"><text:span text:style-name="T23">7. <text:s/>Other Offerings at The Shine Center: <text:s/></text:span></text:p>
      <text:list xml:id="list7486454083196091938" text:style-name="WWNum9">
        <text:list-item>
          <text:p text:style-name="P22"><text:span text:style-name="T23">There are 6 practitioners in total. <text:s/>images are </text:span><text:a xlink:type="simple" xlink:href="https://drive.google.com/drive/folders/0By3v-x6bmr5deVpqQUtOUURfZWs?usp=sharing"><text:span text:style-name="T5">here </text:span></text:a></text:p>
        </text:list-item>
        <text:list-item>
          <text:p text:style-name="P22"><text:span text:style-name="T23">Captions: <text:s/></text:span></text:p>
          <text:list>
            <text:list-item>
              <text:p text:style-name="P29"><text:span text:style-name="T22">2915 is Kelley Kessler</text:span></text:p>
            </text:list-item>
            <text:list-item>
              <text:p text:style-name="P29"><text:span text:style-name="T22">2923 is Wanda Dabkoska</text:span></text:p>
            </text:list-item>
            <text:list-item>
              <text:p text:style-name="P29"><text:span text:style-name="T22">2980 is Janet Thomson</text:span></text:p>
            </text:list-item>
            <text:list-item>
              <text:p text:style-name="P29"><text:span text:style-name="T22">2942 is Sara Wilson</text:span></text:p>
            </text:list-item>
            <text:list-item>
              <text:p text:style-name="P29"><text:span text:style-name="T22">2917 is Milan Givens</text:span></text:p>
            </text:list-item>
            <text:list-item>
              <text:p text:style-name="P29"><text:span text:style-name="T22">Karen Holly- <text:s text:c="3"/>note: <text:s/>I will get her pix when she returns from traveling.</text:span></text:p>
            </text:list-item>
          </text:list>
        </text:list-item>
      </text:list>
      <text:p text:style-name="P6"><text:soft-page-break/></text:p>
      <text:p text:style-name="Standard"><text:span text:style-name="T23">8. <text:s/>Fresh News </text:span></text:p>
      <text:list xml:id="list1330488953444770212" text:style-name="WWNum6">
        <text:list-item>
          <text:p text:style-name="P16"><text:span text:style-name="T23"><text:s/>This will be linked with the blog. <text:s/>We have 5 Blog posts. <text:s/>I will forward the emails to you with the blog content, and corresponding photos.</text:span></text:p>
        </text:list-item>
      </text:list>
      <text:p text:style-name="P6"/>
      <text:p text:style-name="P6"/>
      <text:p text:style-name="Standard"><text:span text:style-name="T23">9. <text:s/>Make an appointment page:</text:span></text:p>
      <text:list xml:id="list5957682950926951031" text:style-name="WWNum10">
        <text:list-item>
          <text:p text:style-name="P17"><text:span text:style-name="T23"><text:s/>Use [LogoSunset] photo from </text:span><text:a xlink:type="simple" xlink:href="https://drive.google.com/file/d/0By3v-x6bmr5dbjRtZHVjbTdEV0U/view?usp=sharing"><text:span text:style-name="T5">gallery</text:span></text:a>, and display across the top of the page.</text:p>
        </text:list-item>
        <text:list-item>
          <text:p text:style-name="P17"><text:s/>New client - change text to read</text:p>
        </text:list-item>
      </text:list>
      <text:p text:style-name="Standard"/>
      <text:p text:style-name="Standard"><text:span text:style-name="T11">Schedule an appointment by Calling us, <text:line-break/>emailing us, or creating an account at MindBody Online</text:span></text:p>
      <text:p text:style-name="P7"/>
      <text:list xml:id="list34347193" text:continue-numbering="true" text:style-name="WWNum10">
        <text:list-item>
          <text:p text:style-name="P17">Can<text:a xlink:type="simple" xlink:href="https://drive.google.com/file/d/0By3v-x6bmr5dVWYxZy1KT1hqbGM/view"><text:span text:style-name="T6"> health history form </text:span></text:a><text:s/>open in new window?</text:p>
        </text:list-item>
        <text:list-item>
          <text:p text:style-name="P17">Can you remove health history form from Halley’s Google drive, and upload it onto the website server? <text:s/></text:p>
        </text:list-item>
      </text:list>
      <text:p text:style-name="Standard"/>
      <text:p text:style-name="P9"/>
      <text:p text:style-name="P9"/>
      <text:p text:style-name="P8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none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fo:line-height="115%" fo:text-align="start" style:justify-single-word="false" fo:keep-together="auto" fo:orphans="2" fo:widows="2" fo:hyphenation-ladder-count="no-limit" fo:text-indent="0in" style:auto-text-indent="false" fo:background-color="#ffffff" fo:padding="0in" fo:border="none" fo:keep-with-next="auto" style:text-autospace="ideograph-alpha" style:punctuation-wrap="hanging" style:line-break="strict" style:tab-stop-distance="0.5in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Arial" fo:font-size="11pt" fo:language="en" fo:country="none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a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i" text:display-levels="4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a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i" text:display-levels="7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a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i" text:display-levels="4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a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i" text:display-levels="7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a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i" text:display-levels="4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a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i" text:display-levels="7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a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i" text:display-levels="4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a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i" text:display-levels="7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a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i" text:display-levels="4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a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i" text:display-levels="7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1" style:num-suffix="." style:num-format="a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" style:num-suffix="." style:num-format="i" text:display-levels="4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1" style:num-suffix="." style:num-format="a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" style:num-suffix="." style:num-format="i" text:display-levels="7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a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i" text:display-levels="4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a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i" text:display-levels="7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a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i" text:display-levels="4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a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i" text:display-levels="7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6" meta:word-count="706" meta:character-count="3993"/>
    <meta:generator>OpenOffice/4.0.1$Win32 OpenOffice.org_project/401m5$Build-9714</meta:generator>
  </office:meta>
</office:document-meta>
</file>